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17.15mm"/>
    </style:style>
    <style:style style:name="co8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18.59mm"/>
    </style:style>
    <style:style style:name="co10" style:family="table-column">
      <style:table-column-properties fo:break-before="auto" style:column-width="53.6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BOM" table:style-name="ta1">
        <table:table-column table:style-name="co4" table:default-cell-style-name="Default"/>
        <table:table-column table:style-name="co5" table:default-cell-style-name="ce7"/>
        <table:table-column table:style-name="co9" table:default-cell-style-name="ce7"/>
        <table:table-column table:style-name="co10" table:default-cell-style-name="Default"/>
        <table:table-row table:style-name="ro1">
          <table:table-cell table:style-name="ce6" office:value-type="string" calcext:value-type="string">
            <text:p>Title</text:p>
          </table:table-cell>
          <table:table-cell office:value-type="string" calcext:value-type="string">
            <text:p>TS2 68000 Single Board Compu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ompany</text:p>
          </table:table-cell>
          <table:table-cell office:value-type="string" calcext:value-type="string">
            <text:p>Jeff Tran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evisi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Date Issue</text:p>
          </table:table-cell>
          <table:table-cell table:style-name="ce8" office:value-type="string" calcext:value-type="string">
            <text:p>2016-11-27</text:p>
          </table:table-cell>
          <table:table-cell table:style-name="ce8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>
            <text:p>Reference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# Pins</text:p>
          </table:table-cell>
          <table:table-cell table:style-name="ce6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uF 16V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wer supply filter</text:p>
          </table:table-cell>
        </table:table-row>
        <table:table-row table:style-name="ro1">
          <table:table-cell office:value-type="string" calcext:value-type="string">
            <text:p>C5, etc.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ypass caps, one per IC (31 needed)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SET/HAL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green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ud rate selec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6-position jumper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DTACK speed selec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2-position jumpers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TDI (TERMINAL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socke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 (HOST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socket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l 20 4.7K resistors use 8-position SIPs (qty 3)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INGLE STEP/RU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8 MHz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0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0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0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68000" calcext:value-type="float">
            <text:p>68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 MHz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0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LS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HM6264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28C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HM6264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28C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HM6264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28C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HM6264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28C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2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LS7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16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LS16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74LS7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26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6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13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25LS254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74LS0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9</text:p>
          </table:table-cell>
          <table:table-cell office:value-type="float" office:value="6850" calcext:value-type="float">
            <text:p>685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0</text:p>
          </table:table-cell>
          <table:table-cell office:value-type="float" office:value="6850" calcext:value-type="float">
            <text:p>685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MC1441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.8432MHz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Wirewrap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rewrap wir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protoboard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104849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o Order" table:style-name="ta1">
        <table:table-column table:style-name="co6" table:default-cell-style-name="ce1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Quantity</text:p>
          </table:table-cell>
          <table:table-cell table:style-name="ce5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74LS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LS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LS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LS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2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64 or 28C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M62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C14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.8432 Mhz Crys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M resis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00 ohm S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ed 16 resistors total</text:p>
          </table:table-cell>
        </table:table-row>
        <table:table-row table:style-name="ro1">
          <table:table-cell office:value-type="string" calcext:value-type="string">
            <text:p>wirewrap wir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8-pin wirewrap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-pin wirewrap socke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6-pin wirewrap so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-pin wirewrap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-pin wirewrap so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8-pin wirewrap socke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64-pin wirewra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two 40-pin?</text:p>
          </table:table-cell>
        </table:table-row>
        <table:table-row table:style-name="ro1">
          <table:table-cell office:value-type="string" calcext:value-type="string">
            <text:p>sockets for pullups, et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pin FTDI head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BOM.A46:BOM.D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To Order'.A1:'To Order'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00-00-00</text:date>, <text:time style:data-style-name="N2" text:time-value="18:57:35.793358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8T18:59:43.197744654</dc:date>
    <meta:editing-duration>PT1H53M15S</meta:editing-duration>
    <meta:editing-cycles>87</meta:editing-cycles>
    <meta:generator>LibreOffice/5.1.4.2$Linux_X86_64 LibreOffice_project/10m0$Build-2</meta:generator>
    <meta:print-date>2016-11-27T17:32:29.075262310</meta:print-date>
    <meta:document-statistic meta:table-count="2" meta:cell-count="305" meta:object-count="0"/>
  </office:meta>
</office:document-meta>
</file>